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f8b" officeooo:paragraph-rsid="00030f8b"/>
    </style:style>
    <style:style style:name="P2" style:family="paragraph" style:parent-style-name="Standard" style:list-style-name="L1">
      <style:text-properties officeooo:rsid="00030f8b" officeooo:paragraph-rsid="00030f8b"/>
    </style:style>
    <style:style style:name="P3" style:family="paragraph" style:parent-style-name="Standard" style:list-style-name="L2">
      <style:text-properties fo:font-weight="normal" officeooo:rsid="0004f67d" officeooo:paragraph-rsid="0004f67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67d" style:font-weight-asian="bold" style:font-weight-complex="bold"/>
    </style:style>
    <style:style style:name="T3" style:family="text">
      <style:text-properties officeooo:rsid="0004f6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ção</text:p>
      <text:p text:style-name="P1"/>
      <text:p text:style-name="P1">1.1 Estudo de Viabilidade</text:p>
      <text:p text:style-name="P1"><text:tab/>O sistema Nelore traz para as fazendas e demais demandas de cria de gado de corte e leite uma maior facilidade em cálculos para manutenção do animal em relação a sua alimentação, tornando assim o processo mais cômodo e mais efetivo, fazendo com que o animal seja melhor nutrido e ficando mais apto para a função dele.</text:p>
      <text:p text:style-name="P1"/>
      <text:p text:style-name="P1"><text:tab/>O sistema armazena todos os animais, insumos e funcionários que atuam no setor para que possa ter um maior controle em relação ao manejo dos animais e que mesmo em tempos de seca ou estiagem o cálculo correto da alimentação viabilizará a troca do alimento do animal.</text:p>
      <text:p text:style-name="P1"/>
      <text:p text:style-name="P1"/>
      <text:p text:style-name="P1"/>
      <text:p text:style-name="P1"/>
      <text:p text:style-name="P1">1.2 Levantamento de requisitos</text:p>
      <text:p text:style-name="P1"/>
      <text:p text:style-name="P1"><text:tab/><text:span text:style-name="T1">Lista de requisitos </text:span><text:span text:style-name="T2">f</text:span><text:span text:style-name="T1">uncionais</text:span> </text:p>
      <text:p text:style-name="P1"><text:tab/></text:p>
      <text:list xml:id="list5852150952103225786" text:style-name="L1">
        <text:list-item>
          <text:p text:style-name="P2">Cadastro de Insumo<text:span text:style-name="T3">s</text:span></text:p>
        </text:list-item>
        <text:list-item>
          <text:p text:style-name="P2">Cadastro de Animais</text:p>
        </text:list-item>
        <text:list-item>
          <text:p text:style-name="P2">Cadastro de Funcionários</text:p>
        </text:list-item>
        <text:list-item>
          <text:p text:style-name="P2">Cadastrar cálculos de ração</text:p>
        </text:list-item>
        <text:list-item>
          <text:p text:style-name="P2">Emitir relatórios do animal</text:p>
        </text:list-item>
        <text:list-item>
          <text:p text:style-name="P2">Emitir relatórios do cálculo da ração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text:span text:style-name="T2">Lista de requisitos não funcionais</text:span></text:p>
      <text:p text:style-name="P1"><text:span text:style-name="T2"/></text:p>
      <text:list xml:id="list4870344642237413747" text:style-name="L2">
        <text:list-item>
          <text:p text:style-name="P3">Controle de acesso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51:07.427000000</meta:creation-date>
    <dc:date>2017-01-24T19:08:07.241000000</dc:date>
    <meta:editing-duration>PT4M46S</meta:editing-duration>
    <meta:editing-cycles>1</meta:editing-cycles>
    <meta:document-statistic meta:table-count="0" meta:image-count="0" meta:object-count="0" meta:page-count="1" meta:paragraph-count="15" meta:word-count="155" meta:character-count="902" meta:non-whitespace-character-count="762"/>
    <meta:generator>LibreOffice/5.2.4.2$Windows_x86 LibreOffice_project/3d5603e1122f0f102b62521720ab13a38a4e0eb0</meta:generator>
  </office:meta>
</office:document-meta>
</file>